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srpplb96otc9"/>documento de prueba</text:p>
      <text:p text:style-name="Heading_20_1"><text:bookmark text:name="_3eifojemja57"/>seccion 1</text:p>
      <text:p text:style-name="Standard">as;lkjf;lasdfkjs sadf </text:p>
      <text:p text:style-name="Standard">dsaf sad sad sa sadfasdf asdf sadf</text:p>
      <text:p text:style-name="Standard">hola amigos</text:p>
      <text:p text:style-name="Standard">estoy editando el documento simultaneamente</text:p>
      <text:p text:style-name="Standard"/>
      <text:p text:style-name="Heading_20_1"><text:bookmark text:name="_lzznp09lbv7g"/>seccion2</text:p>
      <text:p text:style-name="Standard">asdfsadfsa sadfsad asdf asdfasdfasdf asdfa asdf sa f</text:p>
      <text:p text:style-name="Heading_20_2"><text:bookmark text:name="_4qqaibut0008"/>subseccion1</text:p>
      <text:p text:style-name="Standard">afsdjfakjsdf adf as fsadadsf ads </text:p>
      <text:p text:style-name="Standard"><office:annotation office:name="__Annotation__25_977526215"><dc:creator>Jose Eduardo Laruta Espejo</dc:creator><dc:date>2019-11-09T13:18:33</dc:date><text:p><text:span text:style-name="T1">no me convence esta parte</text:span></text:p></office:annotation>esta es la edicion de la cuenta alternativa<office:annotation-end office:name="__Annotation__25_9775262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4" meta:character-count="285" meta:non-whitespace-character-count="250"/>
    <meta:generator>LibreOfficeDev/6.0.5.2$Linux_X86_64 LibreOffice_project/</meta:generator>
  </office:meta>
</office:document-meta>
</file>